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66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erydsl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Intr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bout Querydsl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Originally created by Timo Westkämper in 2010 and owned by Mysema</text:p>
              </text:list-item>
              <text:list-item>
                <text:p>Now owned by Querydsl team (Timo + others)</text:p>
              </text:list-item>
              <text:list-item>
                <text:p>Ongoing development (latest from Sep 2016) </text:p>
              </text:list-item>
            </text:list>
          </draw:text-box>
        </draw:frame>
        <draw:frame draw:style-name="gr2" draw:layer="layout" svg:width="14.478cm" svg:height="1.016cm" svg:x="6.35cm" svg:y="14.224cm">
          <draw:text-box>
            <text:p>https://github.com/zbynekvavros/querydsl-intro.git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hy to use it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Criteria API does it, Querydsl is more compact</text:p>
              </text:list-item>
              <text:list-item>
                <text:p>Overall more user friendly</text:p>
              </text:list-item>
              <text:list-item>
                <text:p>Spring Data support</text:p>
              </text:list-item>
              <text:list-item>
                <text:p>Spring REST API support</text:p>
                <text:list>
                  <text:list-item>
                    <text:p>public ResponseEntity&lt;List&lt;Person&gt;&gt; findAll(@QuerydslPredicate(root = Person.class) Predicate predicate, Pageable pageable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Zbynek Vavros</meta:initial-creator>
    <meta:creation-date>2016-02-19T13:07:36.81</meta:creation-date>
    <meta:editing-duration>P4DT10H24M34S</meta:editing-duration>
    <meta:editing-cycles>8</meta:editing-cycles>
    <dc:date>2017-06-05T16:33:08.54</dc:date>
    <dc:creator>Zbynek Vavros</dc:creator>
    <meta:generator>OpenOffice/4.1.2$Win32 OpenOffice.org_project/412m3$Build-9782</meta:generator>
    <meta:document-statistic meta:object-count="34"/>
  </office:meta>
</office:document-meta>
</file>